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156000000549D827BC93D4592F1.png" manifest:media-type="image/png"/>
  <manifest:file-entry manifest:full-path="Pictures/100000010000005E0000005AE4F083851A69D8AE.png" manifest:media-type="image/png"/>
  <manifest:file-entry manifest:full-path="Pictures/10000001000001860000006A317C747ECE6AD269.png" manifest:media-type="image/png"/>
  <manifest:file-entry manifest:full-path="Pictures/100000010000019400000072CB8186DF77EFBF8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svg:stroke-width="0.102cm" svg:stroke-color="#355269" draw:marker-start-width="0.356cm" draw:marker-end-width="0.356cm" draw:fill="none" draw:textarea-horizontal-align="justify" draw:textarea-vertical-align="middle" draw:auto-grow-height="false" fo:min-height="2.65cm" fo:min-width="0.774cm" fo:padding-top="0.176cm" fo:padding-bottom="0.176cm" fo:padding-left="0.301cm" fo:padding-right="0.301cm"/>
    </style:style>
    <style:style style:name="gr4" style:family="graphic" style:parent-style-name="standard">
      <style:graphic-properties svg:stroke-width="0.102cm" svg:stroke-color="#127622" draw:marker-start-width="0.356cm" draw:marker-end-width="0.356cm" draw:fill="none" draw:textarea-horizontal-align="justify" draw:textarea-vertical-align="middle" draw:auto-grow-height="false" fo:min-height="2.548cm" fo:min-width="0.672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19.979cm"/>
      <style:paragraph-properties style:writing-mode="lr-tb"/>
    </style:style>
    <style:style style:name="gr8" style:family="graphic" style:parent-style-name="standard">
      <style:graphic-properties svg:stroke-width="0.102cm" svg:stroke-color="#c9211e" draw:marker-start-width="0.356cm" draw:marker-end-width="0.356cm" draw:fill="none" draw:textarea-horizontal-align="justify" draw:textarea-vertical-align="middle" draw:auto-grow-height="false" fo:min-height="1.9cm" fo:min-width="1.35cm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051cm" svg:stroke-color="#355269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127622" draw:marker-start-width="0.279cm" draw:marker-end="Arrowheads_20_1" draw:marker-end-width="0.381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000000" draw:marker-start-width="0.356cm" draw:marker-end-width="0.356cm" draw:fill="none" draw:textarea-vertical-align="middle" draw:auto-grow-height="false" fo:min-height="20.88cm" fo:min-width="0.048cm" fo:padding-top="0.176cm" fo:padding-bottom="0.176cm" fo:padding-left="0.301cm" fo:padding-right="0.301cm" fo:wrap-option="wrap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355269" loext:opacity="100%" loext:color-lum-mod="100%" loext:color-lum-off="0%"/>
    </style:style>
    <style:style style:name="P3" style:family="paragraph">
      <loext:graphic-properties draw:fill="none" draw:fill-color="#ffffff"/>
      <style:text-properties fo:color="#127622" loext:opacity="100%" loext:color-lum-mod="100%" loext:color-lum-off="0%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style:paragraph-properties fo:text-align="center"/>
    </style:style>
    <style:style style:name="T1" style:family="text">
      <style:text-properties fo:color="#355269" loext:opacity="100%"/>
    </style:style>
    <style:style style:name="T2" style:family="text">
      <style:text-properties fo:color="#127622" loext:opacity="100%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125cm" svg:height="2.009cm" svg:x="2.466cm" svg:y="13.991cm">
          <draw:image xlink:href="Pictures/100000010000019400000072CB8186DF77EFBF87.png" xlink:type="simple" xlink:show="embed" xlink:actuate="onLoad" draw:mime-type="image/png">
            <text:p/>
          </draw:image>
        </draw:frame>
        <draw:line draw:style-name="gr2" draw:text-style-name="P1" draw:layer="layout" svg:x1="1.891cm" svg:y1="8.991cm" svg:x2="26.791cm" svg:y2="8.991cm">
          <text:p/>
        </draw:line>
        <draw:line draw:style-name="gr2" draw:text-style-name="P1" draw:layer="layout" svg:x1="1.891cm" svg:y1="8.591cm" svg:x2="26.791cm" svg:y2="8.591cm">
          <text:p/>
        </draw:line>
        <draw:custom-shape draw:style-name="gr3" draw:text-style-name="P1" draw:layer="layout" svg:width="1.8cm" svg:height="4.1cm" svg:x="5.191cm" svg:y="6.8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8cm" svg:height="4.1cm" svg:x="19.091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2.754cm" svg:height="0.962cm" svg:x="4.791cm" svg:y="4.891cm">
          <draw:text-box>
            <text:p><text:span text:style-name="T1">Locus A</text:span></text:p>
          </draw:text-box>
        </draw:frame>
        <draw:frame draw:style-name="gr6" draw:text-style-name="P3" draw:layer="layout" svg:width="2.792cm" svg:height="0.962cm" svg:x="18.591cm" svg:y="5.091cm">
          <draw:text-box>
            <text:p><text:span text:style-name="T2">Locus B</text:span></text:p>
          </draw:text-box>
        </draw:frame>
        <draw:frame draw:style-name="gr1" draw:text-style-name="P1" draw:layer="layout" svg:width="6.878cm" svg:height="1.868cm" svg:x="17.591cm" svg:y="14.191cm">
          <draw:image xlink:href="Pictures/10000001000001860000006A317C747ECE6AD269.png" xlink:type="simple" xlink:show="embed" xlink:actuate="onLoad" draw:mime-type="image/png">
            <text:p/>
          </draw:image>
        </draw:frame>
        <draw:frame draw:style-name="gr7" draw:text-style-name="P4" draw:layer="layout" svg:width="20.5cm" svg:height="1.517cm" svg:x="3.991cm" svg:y="1.691cm">
          <draw:text-box>
            <text:p><text:span text:style-name="T3">Two Loci Influencing a Quantitative Trait</text:span></text:p>
          </draw:text-box>
        </draw:frame>
        <draw:custom-shape draw:style-name="gr8" draw:text-style-name="P1" draw:layer="layout" svg:width="3.7cm" svg:height="4.3cm" svg:x="11.491cm" svg:y="10.6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" draw:text-style-name="P1" draw:layer="layout" svg:width="1.657cm" svg:height="1.586cm" svg:x="12.534cm" svg:y="11.891cm">
          <draw:image xlink:href="Pictures/100000010000005E0000005AE4F083851A69D8AE.png" xlink:type="simple" xlink:show="embed" xlink:actuate="onLoad" draw:mime-type="image/png">
            <text:p/>
          </draw:image>
        </draw:frame>
        <draw:line draw:style-name="gr9" draw:text-style-name="P1" draw:layer="layout" svg:x1="7.191cm" svg:y1="10.391cm" svg:x2="11.191cm" svg:y2="12.691cm">
          <text:p/>
        </draw:line>
        <draw:line draw:style-name="gr10" draw:text-style-name="P1" draw:layer="layout" svg:x1="18.891cm" svg:y1="10.491cm" svg:x2="15.678cm" svg:y2="12.678cm">
          <text:p/>
        </draw:line>
        <draw:custom-shape draw:style-name="gr11" draw:text-style-name="P1" draw:layer="layout" svg:width="1.8cm" svg:height="22.4cm" draw:transform="rotate (-1.5707963267949) translate (24.991cm 15.79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2" draw:text-style-name="P1" draw:layer="layout" svg:x1="5.991cm" svg:y1="11.391cm" svg:x2="5.991cm" svg:y2="13.691cm">
          <text:p/>
        </draw:line>
        <draw:line draw:style-name="gr12" draw:text-style-name="P1" draw:layer="layout" svg:x1="19.991cm" svg:y1="11.391cm" svg:x2="19.991cm" svg:y2="13.691cm">
          <text:p/>
        </draw:line>
        <draw:frame draw:style-name="gr13" draw:text-style-name="P5" draw:layer="layout" svg:width="6.031cm" svg:height="1.48cm" svg:x="11.191cm" svg:y="18.011cm">
          <draw:image xlink:href="Pictures/1000000100000156000000549D827BC93D4592F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06T05:25:12.341242240</dc:date>
    <meta:editing-duration>PT14M51S</meta:editing-duration>
    <meta:editing-cycles>7</meta:editing-cycles>
    <meta:generator>LibreOffice/7.5.4.2$MacOSX_AARCH64 LibreOffice_project/36ccfdc35048b057fd9854c757a8b67ec53977b6</meta:generator>
    <meta:document-statistic meta:object-count="17"/>
  </office:meta>
</office:document-meta>
</file>